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paragraph-properties fo:text-align="justify" style:justify-single-word="false"/>
      <style:text-properties officeooo:rsid="00876672" officeooo:paragraph-rsid="00876672"/>
    </style:style>
    <style:style style:name="P14" style:family="paragraph" style:parent-style-name="Text_20_body">
      <style:paragraph-properties fo:text-align="justify" style:justify-single-word="false"/>
      <style:text-properties officeooo:rsid="00876672" officeooo:paragraph-rsid="0090a293"/>
    </style:style>
    <style:style style:name="P15" style:family="paragraph" style:parent-style-name="Text_20_body">
      <style:text-properties officeooo:rsid="00879c8d" officeooo:paragraph-rsid="00879c8d"/>
    </style:style>
    <style:style style:name="P16" style:family="paragraph" style:parent-style-name="Text_20_body">
      <style:text-properties fo:font-weight="bold" officeooo:rsid="00879c8d" officeooo:paragraph-rsid="00879c8d" style:font-weight-asian="bold" style:font-weight-complex="bold"/>
    </style:style>
    <style:style style:name="P17" style:family="paragraph" style:parent-style-name="Text_20_body">
      <style:text-properties fo:font-weight="bold" officeooo:rsid="00884c5a" officeooo:paragraph-rsid="00884c5a" style:font-weight-asian="bold" style:font-weight-complex="bold"/>
    </style:style>
    <style:style style:name="P18" style:family="paragraph" style:parent-style-name="Text_20_body">
      <style:text-properties fo:font-weight="bold" officeooo:rsid="0080e0fa" officeooo:paragraph-rsid="008acdfd" style:font-weight-asian="bold" style:font-weight-complex="bold"/>
    </style:style>
    <style:style style:name="P19" style:family="paragraph" style:parent-style-name="Text_20_body">
      <style:text-properties fo:font-weight="bold" officeooo:rsid="008c2bf6" officeooo:paragraph-rsid="008c2bf6" style:font-weight-asian="bold" style:font-weight-complex="bold"/>
    </style:style>
    <style:style style:name="P20" style:family="paragraph" style:parent-style-name="Text_20_body">
      <style:text-properties officeooo:paragraph-rsid="00886f5e"/>
    </style:style>
    <style:style style:name="P21" style:family="paragraph" style:parent-style-name="Text_20_body">
      <style:text-properties officeooo:rsid="00886f5e" officeooo:paragraph-rsid="00886f5e"/>
    </style:style>
    <style:style style:name="P22" style:family="paragraph" style:parent-style-name="Text_20_body">
      <style:text-properties officeooo:rsid="00729700" officeooo:paragraph-rsid="007d309e"/>
    </style:style>
    <style:style style:name="P23" style:family="paragraph" style:parent-style-name="Text_20_body">
      <style:text-properties officeooo:rsid="008000ab" officeooo:paragraph-rsid="008acdfd"/>
    </style:style>
    <style:style style:name="P24" style:family="paragraph" style:parent-style-name="Text_20_body">
      <style:text-properties officeooo:rsid="0080e0fa" officeooo:paragraph-rsid="008acdfd"/>
    </style:style>
    <style:style style:name="P25" style:family="paragraph" style:parent-style-name="Text_20_body">
      <style:text-properties officeooo:rsid="008b136e" officeooo:paragraph-rsid="008b136e"/>
    </style:style>
    <style:style style:name="P26" style:family="paragraph" style:parent-style-name="Text_20_body">
      <style:text-properties fo:language="es" fo:country="ES" officeooo:rsid="008acdfd" officeooo:paragraph-rsid="008acdfd"/>
    </style:style>
    <style:style style:name="P27" style:family="paragraph" style:parent-style-name="Text_20_body">
      <style:text-properties officeooo:rsid="0090a293" officeooo:paragraph-rsid="008acdf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876672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8c2bf6"/>
    </style:style>
    <style:style style:name="P3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3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Notas_20_Informativas">
      <style:text-properties officeooo:rsid="008000ab" officeooo:paragraph-rsid="008acdfd"/>
    </style:style>
    <style:style style:name="P38" style:family="paragraph" style:parent-style-name="Notas_20_Informativas">
      <style:text-properties officeooo:rsid="00876672" officeooo:paragraph-rsid="0090a293"/>
    </style:style>
    <style:style style:name="P39" style:family="paragraph" style:parent-style-name="Código">
      <style:text-properties officeooo:paragraph-rsid="00879c8d"/>
    </style:style>
    <style:style style:name="P40" style:family="paragraph" style:parent-style-name="Código">
      <style:text-properties officeooo:rsid="007a8ad1" officeooo:paragraph-rsid="008acdfd"/>
    </style:style>
    <style:style style:name="P41" style:family="paragraph" style:parent-style-name="Código">
      <style:text-properties officeooo:paragraph-rsid="008acdfd"/>
    </style:style>
    <style:style style:name="P42" style:family="paragraph" style:parent-style-name="Código">
      <style:text-properties officeooo:paragraph-rsid="008c2bf6"/>
    </style:style>
    <style:style style:name="P43" style:family="paragraph" style:parent-style-name="Código">
      <style:text-properties officeooo:rsid="008c2bf6" officeooo:paragraph-rsid="008c2bf6"/>
    </style:style>
    <style:style style:name="P44" style:family="paragraph" style:parent-style-name="Código">
      <style:text-properties officeooo:paragraph-rsid="008d8867"/>
    </style:style>
    <style:style style:name="P45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Heading_20_1">
      <style:text-properties officeooo:rsid="002d53e8" officeooo:paragraph-rsid="002c515e"/>
    </style:style>
    <style:style style:name="P49" style:family="paragraph" style:parent-style-name="Heading_20_1">
      <style:text-properties officeooo:rsid="008c2bf6" officeooo:paragraph-rsid="008c2bf6"/>
    </style:style>
    <style:style style:name="P50" style:family="paragraph" style:parent-style-name="Heading_20_1">
      <style:text-properties officeooo:rsid="0090a293" officeooo:paragraph-rsid="0090a293"/>
    </style:style>
    <style:style style:name="P51" style:family="paragraph" style:parent-style-name="Heading_20_1">
      <style:text-properties officeooo:rsid="001f42c5" officeooo:paragraph-rsid="0060fecb"/>
    </style:style>
    <style:style style:name="P52" style:family="paragraph" style:parent-style-name="Heading_20_1">
      <style:text-properties officeooo:paragraph-rsid="0060fecb"/>
    </style:style>
    <style:style style:name="P53" style:family="paragraph" style:parent-style-name="Heading_20_2">
      <style:text-properties officeooo:paragraph-rsid="00879c8d"/>
    </style:style>
    <style:style style:name="P54" style:family="paragraph" style:parent-style-name="Heading_20_2">
      <style:paragraph-properties fo:break-before="page"/>
      <style:text-properties officeooo:rsid="00886f5e" officeooo:paragraph-rsid="00886f5e"/>
    </style:style>
    <style:style style:name="P55" style:family="paragraph" style:parent-style-name="Text_20_body" style:list-style-name="L1">
      <style:text-properties officeooo:rsid="00886f5e" officeooo:paragraph-rsid="00886f5e"/>
    </style:style>
    <style:style style:name="P56" style:family="paragraph" style:parent-style-name="Text_20_body" style:list-style-name="L2">
      <style:text-properties officeooo:rsid="008b136e" officeooo:paragraph-rsid="008b136e"/>
    </style:style>
    <style:style style:name="T1" style:family="text">
      <style:text-properties fo:color="#999966"/>
    </style:style>
    <style:style style:name="T2" style:family="text">
      <style:text-properties fo:color="#999966" officeooo:rsid="00936b07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2ad048" style:font-size-asian="12pt" style:font-size-complex="12pt"/>
    </style:style>
    <style:style style:name="T10" style:family="text">
      <style:text-properties officeooo:rsid="0016fc63"/>
    </style:style>
    <style:style style:name="T11" style:family="text">
      <style:text-properties officeooo:rsid="001f42c5"/>
    </style:style>
    <style:style style:name="T12" style:family="text">
      <style:text-properties officeooo:rsid="0060fecb"/>
    </style:style>
    <style:style style:name="T13" style:family="text">
      <style:text-properties fo:language="es" fo:country="ES"/>
    </style:style>
    <style:style style:name="T14" style:family="text">
      <style:text-properties fo:language="es" fo:country="ES" officeooo:rsid="007d309e"/>
    </style:style>
    <style:style style:name="T15" style:family="text">
      <style:text-properties fo:language="es" fo:country="ES" officeooo:rsid="00876672"/>
    </style:style>
    <style:style style:name="T16" style:family="text">
      <style:text-properties fo:language="es" fo:country="ES" officeooo:rsid="00886f5e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officeooo:rsid="008b136e"/>
    </style:style>
    <style:style style:name="T19" style:family="text">
      <style:text-properties fo:language="es" fo:country="ES" officeooo:rsid="008c2bf6"/>
    </style:style>
    <style:style style:name="T20" style:family="text">
      <style:text-properties fo:language="es" fo:country="ES" officeooo:rsid="0090a293"/>
    </style:style>
    <style:style style:name="T21" style:family="text">
      <style:text-properties fo:language="es" fo:country="ES" officeooo:rsid="00947da7"/>
    </style:style>
    <style:style style:name="T22" style:family="text">
      <style:text-properties officeooo:rsid="007f0d47"/>
    </style:style>
    <style:style style:name="T23" style:family="text">
      <style:text-properties officeooo:rsid="0080e0fa"/>
    </style:style>
    <style:style style:name="T24" style:family="text">
      <style:text-properties officeooo:rsid="00879c8d"/>
    </style:style>
    <style:style style:name="T25" style:family="text">
      <style:text-properties officeooo:rsid="00886f5e"/>
    </style:style>
    <style:style style:name="T26" style:family="text">
      <style:text-properties officeooo:rsid="008acdfd"/>
    </style:style>
    <style:style style:name="T27" style:family="text">
      <style:text-properties officeooo:rsid="008c2bf6"/>
    </style:style>
    <style:style style:name="T28" style:family="text">
      <style:text-properties officeooo:rsid="008d8867"/>
    </style:style>
    <style:style style:name="T29" style:family="text">
      <style:text-properties officeooo:rsid="008e61af"/>
    </style:style>
    <style:style style:name="T30" style:family="text">
      <style:text-properties officeooo:rsid="0090a293"/>
    </style:style>
    <style:style style:name="T31" style:family="text">
      <style:text-properties officeooo:rsid="0095316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8" text:name="NumeroTema"/>
        <text:user-field-decl office:value-type="string" office:string-value="Almacenamiento en Javascript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47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10">UNIDAD</text:span> <text:span text:style-name="T29">08</text:span>.</text:p>
      <text:p text:style-name="P9"><text:user-field-get text:name="Tema">Almacenamiento en Javascrip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ergio García Barea</text:p>
      <text:p text:style-name="P3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36">201<text:span text:style-name="T31">9</text:span>/20<text:span text:style-name="T31">20</text:span></text:p>
      <text:p text:style-name="P35"><text:tab/><text:tab/><text:tab/><text:tab/><text:tab/><text:tab/><text:tab/><text:tab/><text:tab/><text:tab/>Versión:<text:date style:data-style-name="N104" text:date-value="2019-10-11T12:06:53.591012544">191011</text:date>.<text:time style:data-style-name="N105" text:time-value="2019-10-11T12:06:53.591164676">1206</text:time>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32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28"/>
      <text:p text:style-name="Notas_20_Informativas"><text:span text:style-name="T4"> </text:span>Atención</text:p>
      <text:p text:style-name="P28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6">1. Introducción<text:tab/>3</text:p>
          <text:p text:style-name="P46">2. Recordando JSON<text:tab/>3</text:p>
          <text:p text:style-name="P46">3. Cookies<text:tab/>4</text:p>
          <text:p text:style-name="P45"><text:s/>3.1 <text:s/>Formato de cookies<text:tab/>4</text:p>
          <text:p text:style-name="P45"><text:s/>3.2 <text:s/>Probando el funcionamiento de las cookies<text:tab/>6</text:p>
          <text:p text:style-name="P46">4. LocalStorage<text:tab/>6</text:p>
          <text:p text:style-name="P46">5. Material adicional<text:tab/>7</text:p>
          <text:p text:style-name="P46">6. Bibliografía<text:tab/>7</text:p>
        </text:index-body>
      </text:table-of-content>
      <text:p text:style-name="Standard"/>
      <text:p text:style-name="Standard"/>
      <text:p text:style-name="Titulo"/>
      <text:p text:style-name="P2">UD0<text:user-field-get text:name="NumeroTema">8</text:user-field-get>. <text:user-field-get text:name="Tema">Almacenamiento en Javascript</text:user-field-get></text:p>
      <text:h text:style-name="P48" text:outline-level="1"><text:bookmark-start text:name="__RefHeading___Toc1667_1226975039"/>Introducción<text:bookmark-end text:name="__RefHeading___Toc1667_1226975039"/></text:h>
      <text:p text:style-name="P22"><text:span text:style-name="T14">Javascript </text:span><text:span text:style-name="T15">aplicado a navegadores en principio no </text:span><text:span text:style-name="T21">está</text:span><text:span text:style-name="T15"> pensado para almacenar grandes cantidades de datos. </text:span><text:span text:style-name="T16">Existen dos formas de almacenar información en Javascript:</text:span></text:p>
      <text:list xml:id="list3213076080" text:style-name="L1">
        <text:list-item>
          <text:p text:style-name="P55"><text:span text:style-name="T17">Cookies</text:span><text:span text:style-name="T13">: para guardar pequeños variables con información. Usualmente suelen guardar información de logins de usuarios. </text:span><text:span text:style-name="T19">Las cookies se pueden guardar en el cliente y ser generadas por el cliente, pero también pueden ser enviadas por el servidor.</text:span></text:p>
        </text:list-item>
        <text:list-item>
          <text:p text:style-name="P55"><text:span text:style-name="T17">LocalStorage</text:span><text:span text:style-name="T13">: al crecer Javascript y las aplicaciones asociadas a ellos, los navegadores </text:span><text:span text:style-name="T20">más</text:span><text:span text:style-name="T13"> modernos implementaron LocalStorage. Es </text:span><text:span text:style-name="T20">más</text:span><text:span text:style-name="T13"> parecido a guardar datos en una aplicación de escritorio. El límite de información a almacenar puede variar </text:span><text:span text:style-name="T18">según la implementación del navegador</text:span><text:span text:style-name="T13"> pero </text:span><text:span text:style-name="T20">está</text:span><text:span text:style-name="T13"> definido en torno a los </text:span><text:span text:style-name="T18">5</text:span><text:span text:style-name="T13"> MB.</text:span></text:p>
        </text:list-item>
      </text:list>
      <text:p text:style-name="P26">Estas formas de almacenar información pueden combinarse con JSON para almacenar estructuras complejas como objetos o arrays.</text:p>
      <text:h text:style-name="Heading_20_1" text:outline-level="1">Recordando JSON</text:h>
      <text:p text:style-name="P37"><text:span text:style-name="T4"> </text:span><text:span text:style-name="T26">Recordamos JSON porque los métodos estudiados en este tema (cookies y LocalStorage) permiten guardar cadenas de caracteres. La forma de almacenar datos más complejos es pasarlos a formato JSON y almacenarlos como cadenas.</text:span></text:p>
      <text:p text:style-name="P23">JSON es una notación para convertir <text:span text:style-name="T23">variables, arrays y </text:span>objetos en cadenas de texto y <text:span text:style-name="T27">así</text:span> poder facilitar la comunicación entre distintos programas (<text:span text:style-name="T27">enviándose</text:span> el contenido de un objeto como cadena de texto.</text:p>
      <text:p text:style-name="P23"><text:span text:style-name="T30">Más</text:span> información sobre el formato en <text:a xlink:type="simple" xlink:href="http://www.w3schools.com/js/js_json.asp" text:style-name="Internet_20_link" text:visited-style-name="Visited_20_Internet_20_Link">http://www.w3schools.com/js/js_json.asp</text:a></text:p>
      <text:p text:style-name="P27">Para convertir un objeto a texto siguiendo el formato JSON:</text:p>
      <text:p text:style-name="P41"><text:span text:style-name="Source_20_Text"><text:span text:style-name="T23">textoJSON=</text:span></text:span><text:span text:style-name="Source_20_Text">JSON.stringify(</text:span><text:span text:style-name="Source_20_Text"><text:span text:style-name="T23">objeto</text:span></text:span><text:span text:style-name="Source_20_Text">);</text:span></text:p>
      <text:p text:style-name="P24">Para convertir una cadena de texto en JSON a un objeto usamos:</text:p>
      <text:p text:style-name="P41">var <text:span text:style-name="T23">objeto</text:span> = JSON.parse(<text:span text:style-name="T23">textoJSON</text:span>);</text:p>
      <text:p text:style-name="P18">Ejemplo:</text:p>
      <text:p text:style-name="P41"><text:span text:style-name="Source_20_Text"><text:span text:style-name="T22">var miArray=new Array();</text:span></text:span></text:p>
      <text:p text:style-name="P41"><text:span text:style-name="Source_20_Text"><text:span text:style-name="T26">miArray[0]=”HOLA”;</text:span></text:span></text:p>
      <text:p text:style-name="P40"><text:span text:style-name="Source_20_Text"><text:span text:style-name="T23">textoJSON=JSON.stringify(miArray);</text:span></text:span></text:p>
      <text:p text:style-name="P40"><text:span text:style-name="Source_20_Text"><text:span text:style-name="T23">var arrayReconstruido=JSON.parse(textoJSON);</text:span></text:span></text:p>
      <text:p text:style-name="P41"><text:span text:style-name="Source_20_Text"><text:span text:style-name="T26">alert(arrayReconstruido[0]);</text:span></text:span></text:p>
      <text:h text:style-name="P49" text:outline-level="1"><text:soft-page-break/>Cookies</text:h>
      <text:p text:style-name="P13">Una cookie es una información enviada por un sitio web (y asociada a ese dominio Web) que el navegador se encarga de almacenar. (es decir, se almacenan en el cliente y no en el servidor).</text:p>
      <text:p text:style-name="P13"><text:span text:style-name="T30">Generalmente</text:span> suelen estar guardadas en fichero de texto, aunque esto nos da igual ya que nosotros las utilizaremos con <text:span text:style-name="T30">comandos</text:span> específic<text:span text:style-name="T30">o</text:span>s de Javascript <text:span text:style-name="T30">que nos abstraen de como son almacenadas</text:span>.</text:p>
      <text:p text:style-name="P14">Básicamente, esta información son una o varias variables con su contenido asociado.</text:p>
      <text:p text:style-name="P14">Un ejempl<text:span text:style-name="T30">o</text:span>: <text:span text:style-name="T30">u</text:span>na p<text:span text:style-name="T30">á</text:span>gina de “midominio.com” crea una cookie. Esta cookie contiene una variable “usuario” y su contenido es “pepe”. Esta cookie solo es accesible desde el navegador desde “midominio.com”. Una p<text:span text:style-name="T30">á</text:span>gina del dominio “pepe.com” no podría modificarla ni leerla y si creara una cookie con la variable usuario, sería una cookie independiente.</text:p>
      <text:p text:style-name="P13">M<text:span text:style-name="T30">á</text:span>s información en <text:a xlink:type="simple" xlink:href="https://es.wikipedia.org/wiki/Cookie_(informática" text:style-name="Internet_20_link" text:visited-style-name="Visited_20_Internet_20_Link">https://es.wikipedia.org/wiki/Cookie_(inform%C3%A1tica</text:a>)</text:p>
      <text:p text:style-name="P29"/>
      <text:p text:style-name="P38"><text:span text:style-name="T4"> </text:span>Muchas veces las cookies son utilizadas para temas de autentificación de usuarios, sobre todo lo relacionado con “autentificación automática”.</text:p>
      <text:p text:style-name="P38">Por ejemplo, en lenguajes de servidor como PHP, se combinan con las sesiones <text:span text:style-name="T24">(que guarda información en el servidor)</text:span> para permitir una autentificación adecuada <text:span text:style-name="T24">y relativamente segura </text:span><text:a xlink:type="simple" xlink:href="http://php.net/manual/es/session.examples.basic.php" text:style-name="Internet_20_link" text:visited-style-name="Visited_20_Internet_20_Link"><text:span text:style-name="T24">http://php.net/manual/es/session.examples.basic.php</text:span></text:a></text:p>
      <text:h text:style-name="P53" text:outline-level="2"><text:span text:style-name="T24">Formato</text:span> <text:span text:style-name="T24">de cookies</text:span></text:h>
      <text:p text:style-name="P15">Para crear una cookie, usamos document.cookie. Esto es una string especial que tiene el siguiente formato:</text:p>
      <text:p text:style-name="P15">“variable=valor;expires=fecha expiración;path=/”</text:p>
      <text:p text:style-name="P15">Donde variable es la variable a establecer, valor su valor, expires es la fecha de expiración (la forma de borrar cookies es cambiarles la fecha de expiración a una ya pasada) y path el lugar del dominio donde son válidas</text:p>
      <text:p text:style-name="P16">Ejemplo:</text:p>
      <text:p text:style-name="P39"><text:span text:style-name="Source_20_Text"><text:span text:style-name="T24">document.cookie = "username=John Smith; expires=Thu, 18 Dec 2013 12:00:00 UTC; path=/"; </text:span></text:span></text:p>
      <text:p text:style-name="P15">Para una explicación detallada del formato y uso de cookies desde Javascript, podéis acudir aquí <text:a xlink:type="simple" xlink:href="http://www.w3schools.com/js/js_cookies.asp" text:style-name="Internet_20_link" text:visited-style-name="Visited_20_Internet_20_Link">http://www.w3schools.com/js/js_cookies.asp</text:a></text:p>
      <text:p text:style-name="P15">A efectos prácticos, recomiendo el uso de estas funciones ya establecidas para crear, consultar y eliminar cookies, obtenidas de la página citada anteriormente.</text:p>
      <text:p text:style-name="P17"><text:soft-page-break/>setCookie: establece una cookie indicandole variable, valor y días para la expiración</text:p>
      <text:p text:style-name="Código">function setCookie(cname, cvalue, exdays) {</text:p>
      <text:p text:style-name="Código"><text:s text:c="4"/>var d = new Date();</text:p>
      <text:p text:style-name="Código"><text:s text:c="4"/>d.setTime(d.getTime() + (exdays*24*60*60*1000));</text:p>
      <text:p text:style-name="Código"><text:s text:c="4"/>var expires = "expires="+d.toUTCString();</text:p>
      <text:p text:style-name="Código"><text:s text:c="4"/>document.cookie = cname + "=" + cvalue + ";" + expires + ";path=/";</text:p>
      <text:p text:style-name="Código">}</text:p>
      <text:p text:style-name="P17">getCookie: recibe el nombre de la variabley <text:s/>devuelve su valor</text:p>
      <text:p text:style-name="Código">function getCookie(cname) {</text:p>
      <text:p text:style-name="Código"><text:s text:c="4"/>var name = cname + "=";</text:p>
      <text:p text:style-name="Código"><text:s text:c="4"/>var ca = document.cookie.split(';');</text:p>
      <text:p text:style-name="Código"><text:s text:c="4"/>for(var i = 0; i &lt; ca.length; i++) {</text:p>
      <text:p text:style-name="Código"><text:s text:c="8"/>var c = ca[i];</text:p>
      <text:p text:style-name="Código"><text:s text:c="8"/>while (c.charAt(0) == ' ') {</text:p>
      <text:p text:style-name="Código"><text:s text:c="12"/>c = c.substring(1);</text:p>
      <text:p text:style-name="Código"><text:s text:c="8"/>}</text:p>
      <text:p text:style-name="Código"><text:s text:c="8"/>if (c.indexOf(name) == 0) {</text:p>
      <text:p text:style-name="Código"><text:s text:c="12"/>return c.substring(name.length, c.length);</text:p>
      <text:p text:style-name="Código"><text:s text:c="8"/>}</text:p>
      <text:p text:style-name="Código"><text:s text:c="4"/>}</text:p>
      <text:p text:style-name="Código"><text:s text:c="4"/>return "";</text:p>
      <text:p text:style-name="Código">}</text:p>
      <text:p text:style-name="P17">Elimina la cookie de la variable establecida</text:p>
      <text:p text:style-name="Código">function deleteCookie(cname) {</text:p>
      <text:p text:style-name="P44"><text:tab/>document.cookie = <text:span text:style-name="T28">cname+'=; expires=Thu, 01 Jan 1970 00:00:01 GMT;path=/'</text:span>; </text:p>
      <text:p text:style-name="Código">}</text:p>
      <text:h text:style-name="P54" text:outline-level="2">Probando el funcionamiento de las cookies</text:h>
      <text:p text:style-name="P20">Podéis probarlas usando esta función, <text:span text:style-name="T25">que intenta obtener una cookie “username”. Si existe, muestra un mensaje. Si no existe, la establece.</text:span></text:p>
      <text:p text:style-name="P21">Lógicamente este ejemplo podéis combinarlo con todo lo aprendido anteriormente de Javascript.</text:p>
      <text:p text:style-name="Código">function checkCookie() {</text:p>
      <text:p text:style-name="Código"><text:s text:c="4"/>var user = getCookie("username");</text:p>
      <text:p text:style-name="Código"><text:s text:c="4"/>if (user != "") {</text:p>
      <text:p text:style-name="Código"><text:s text:c="8"/>alert("Welcome again " + user);</text:p>
      <text:p text:style-name="Código"><text:s text:c="4"/>} else {</text:p>
      <text:p text:style-name="Código"><text:s text:c="8"/>user = prompt("Please enter your name:", "");</text:p>
      <text:p text:style-name="Código"><text:s text:c="8"/>if (user != "" &amp;&amp; user != null) {</text:p>
      <text:p text:style-name="Código"><text:s text:c="12"/>setCookie("username", user, 365);</text:p>
      <text:p text:style-name="Código"><text:s text:c="8"/>}</text:p>
      <text:p text:style-name="Código"><text:s text:c="4"/>}</text:p>
      <text:p text:style-name="Código">}</text:p>
      <text:h text:style-name="P50" text:outline-level="1"><text:bookmark-start text:name="__RefHeading___Toc1905_1568655339"/>localStorage<text:bookmark-end text:name="__RefHeading___Toc1905_1568655339"/></text:h>
      <text:p text:style-name="P25"><text:span text:style-name="T30">El texto l</text:span>ocalStorage es una tecnología de almacenamiento existente en los navegadores <text:span text:style-name="T30">más</text:span> modernos, siendo incompatible con navegadores antiguos. La información se almacena en el cliente y generalmente posee al menos 5MB para guardar información.</text:p>
      <text:p text:style-name="P25">Para <text:span text:style-name="T30">más</text:span> información <text:a xlink:type="simple" xlink:href="http://www.w3schools.com/html/html5_webstorage.asp" text:style-name="Internet_20_link" text:visited-style-name="Visited_20_Internet_20_Link">http://www.w3schools.com/html/html5_webstorage.asp</text:a></text:p>
      <text:p text:style-name="P25">A efectos prácticos <text:span text:style-name="T27">debéis</text:span> conocer:</text:p>
      <text:list xml:id="list2632512761" text:style-name="L2">
        <text:list-item>
          <text:p text:style-name="P56">Hay dos objetos: <text:span text:style-name="T30">l</text:span>ocalStorage y sessionStorage. La diferencia <text:span text:style-name="T30">entre</text:span> uno y otro es que localStorage almacena la información indefinidamente y sessionStorage lo hace solo mientras la ventana de la p<text:span text:style-name="T30">á</text:span>gina este abierta. Por el resto de detalles ambos objetos funcionan igual y en los ejemplos nos referiremos únicamente a localStorage.</text:p>
        </text:list-item>
        <text:list-item>
          <text:p text:style-name="P56">La funciones a utilizar son 3: setItem, getItem, removeItem.</text:p>
        </text:list-item>
      </text:list>
      <text:p text:style-name="P19">Ejemplo setItem, getItem y removeItem</text:p>
      <text:p text:style-name="P42">localStorage.setItem("<text:span text:style-name="T27">apellido</text:span>", "<text:span text:style-name="T27">Garcia</text:span>");</text:p>
      <text:p text:style-name="P42"><text:span text:style-name="T27">alert(l</text:span>ocalStorage.getItem("<text:span text:style-name="T27">apellido</text:span>")<text:span text:style-name="T27">)</text:span>;</text:p>
      <text:p text:style-name="P43">localStorage.removeItem("apellido");</text:p>
      <text:p text:style-name="P42"><text:span text:style-name="T27">alert(l</text:span>ocalStorage.getItem("<text:span text:style-name="T27">apellido</text:span>")<text:span text:style-name="T27">)</text:span>;</text:p>
      <text:p text:style-name="P25"/>
      <text:h text:style-name="P51" text:outline-level="1"><text:soft-page-break/>Material adicional</text:h>
      <text:p text:style-name="P30">[1] <text:span text:style-name="T11">Curso de Javascript en Udacity </text:span><text:a xlink:type="simple" xlink:href="https://www.udacity.com/course/javascript-basics--ud804" text:style-name="Internet_20_link" text:visited-style-name="Visited_20_Internet_20_Link"><text:span text:style-name="T11">https://www.udacity.com/course/javascript-basics--ud804</text:span></text:a></text:p>
      <text:p text:style-name="P31">[2] <text:span text:style-name="T27">Curso de aplicaciones Web Offline en Udacity </text:span><text:a xlink:type="simple" xlink:href="https://www.udacity.com/course/offline-web-applications--ud899" text:style-name="Internet_20_link" text:visited-style-name="Visited_20_Internet_20_Link"><text:span text:style-name="T27">https://www.udacity.com/course/offline-web-applications--ud899</text:span></text:a></text:p>
      <text:h text:style-name="P52" text:outline-level="1">Bibliografía</text:h>
      <text:p text:style-name="P11">[1] <text:span text:style-name="T12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936b07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8" text:name="NumeroTema"/>
          <text:user-field-decl office:value-type="string" office:string-value="Almacenamiento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en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FGS</text:span><text:span text:style-name="MT1">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7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7H59M2S</meta:editing-duration>
    <meta:editing-cycles>84</meta:editing-cycles>
    <meta:generator>LibreOffice/6.3.1.2$Linux_X86_64 LibreOffice_project/30$Build-2</meta:generator>
    <dc:title>Plantilla CEED</dc:title>
    <dc:date>2019-10-11T12:06:53.464447962</dc:date>
    <meta:print-date>2016-11-21T08:53:46.627000000</meta:print-date>
    <meta:document-statistic meta:table-count="0" meta:image-count="2" meta:object-count="0" meta:page-count="7" meta:paragraph-count="121" meta:word-count="1034" meta:character-count="7482" meta:non-whitespace-character-count="6391"/>
    <meta:template xlink:type="simple" xlink:actuate="onRequest" xlink:title="Plantilla CEED" xlink:href="../../../../../../Plantilla/Plantilla%20CEED.ott" meta:date="2016-09-23T10:38:38.127433422"/>
  </office:meta>
</office:document-meta>
</file>